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6000000C2BB302EB6.png" manifest:media-type=""/>
  <manifest:file-entry manifest:full-path="Pictures/100000000000024F000001165FBEDD52.png" manifest:media-type=""/>
  <manifest:file-entry manifest:full-path="Pictures/100000000000026B000000B7847E5984.png" manifest:media-type=""/>
  <manifest:file-entry manifest:full-path="Pictures/100000000000027300000101A5ECFF97.png" manifest:media-type=""/>
  <manifest:file-entry manifest:full-path="Pictures/100000000000023E00000147A16DAE22.png" manifest:media-type=""/>
  <manifest:file-entry manifest:full-path="Pictures/1000000000000233000002DC4F64721C.png" manifest:media-type=""/>
  <manifest:file-entry manifest:full-path="Pictures/1000000000000231000001A24DE9FDDF.png" manifest:media-type=""/>
  <manifest:file-entry manifest:full-path="Pictures/100000000000023C0000021A3199F6F8.png" manifest:media-type=""/>
  <manifest:file-entry manifest:full-path="Pictures/100000000000031500000093335F4B74.png" manifest:media-type=""/>
  <manifest:file-entry manifest:full-path="Pictures/1000000000000230000000441655D002.png" manifest:media-type=""/>
  <manifest:file-entry manifest:full-path="Pictures/1000000000000225000000C8CD774B21.png" manifest:media-type=""/>
  <manifest:file-entry manifest:full-path="Pictures/10000000000001EC000001AC7390B23D.png" manifest:media-type=""/>
  <manifest:file-entry manifest:full-path="Pictures/100000000000026C0000016104ED3EFC.png" manifest:media-type=""/>
  <manifest:file-entry manifest:full-path="Pictures/10000000000002550000015B46296AC8.png" manifest:media-type=""/>
  <manifest:file-entry manifest:full-path="Pictures/1000000000000241000001CADB78CEFD.png" manifest:media-type=""/>
  <manifest:file-entry manifest:full-path="Pictures/100000000000020B00000080E74FE3B8.png" manifest:media-type=""/>
  <manifest:file-entry manifest:full-path="Pictures/100000000000026600000259669CB470.png" manifest:media-type=""/>
  <manifest:file-entry manifest:full-path="Pictures/10000000000001DF000000D55A397AD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layer="layout" svg:width="4.1cm" svg:height="1.673cm" svg:x="1.7cm" svg:y="1.127cm">
          <draw:text-box>
            <text:p>Exemplo 01</text:p>
            <text:p/>
          </draw:text-box>
        </draw:frame>
        <draw:frame draw:style-name="gr2" draw:text-style-name="P1" draw:layer="layout" svg:width="12.996cm" svg:height="12.721cm" svg:x="4.5cm" svg:y="2.679cm">
          <draw:image xlink:href="Pictures/100000000000026600000259669CB470.png" xlink:type="simple" xlink:show="embed" xlink:actuate="onLoad">
            <text:p/>
          </draw:image>
        </draw:frame>
        <draw:frame draw:style-name="gr1" draw:layer="layout" svg:width="4.1cm" svg:height="1.673cm" svg:x="1.7cm" svg:y="15.9cm">
          <draw:text-box>
            <text:p>Exemplo 02</text:p>
            <text:p/>
          </draw:text-box>
        </draw:frame>
        <draw:frame draw:style-name="gr2" draw:text-style-name="P1" draw:layer="layout" svg:width="12.213cm" svg:height="9.694cm" svg:x="4.5cm" svg:y="17.8cm">
          <draw:image xlink:href="Pictures/1000000000000241000001CADB78CEFD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layer="layout" svg:width="4.1cm" svg:height="1.673cm" svg:x="1.1cm" svg:y="1.2cm">
          <draw:text-box>
            <text:p>Exemplo 03</text:p>
            <text:p/>
          </draw:text-box>
        </draw:frame>
        <draw:frame draw:style-name="gr2" draw:text-style-name="P1" draw:layer="layout" svg:width="10.414cm" svg:height="9.059cm" svg:x="5.386cm" svg:y="1.441cm">
          <draw:image xlink:href="Pictures/10000000000001EC000001AC7390B23D.png" xlink:type="simple" xlink:show="embed" xlink:actuate="onLoad">
            <text:p/>
          </draw:image>
        </draw:frame>
        <draw:frame draw:style-name="gr2" draw:text-style-name="P1" draw:layer="layout" svg:width="11.621cm" svg:height="4.233cm" svg:x="5.107cm" svg:y="10.118cm">
          <draw:image xlink:href="Pictures/1000000000000225000000C8CD774B21.png" xlink:type="simple" xlink:show="embed" xlink:actuate="onLoad">
            <text:p/>
          </draw:image>
        </draw:frame>
        <draw:frame draw:style-name="gr2" draw:text-style-name="P1" draw:layer="layout" svg:width="16.701cm" svg:height="3.111cm" svg:x="2.299cm" svg:y="15.489cm">
          <draw:image xlink:href="Pictures/100000000000031500000093335F4B74.png" xlink:type="simple" xlink:show="embed" xlink:actuate="onLoad">
            <text:p/>
          </draw:image>
        </draw:frame>
        <draw:frame draw:style-name="gr1" draw:layer="layout" svg:width="4.1cm" svg:height="1.673cm" svg:x="1.2cm" svg:y="14.3cm">
          <draw:text-box>
            <text:p>Exemplo 04</text:p>
            <text:p/>
          </draw:text-box>
        </draw:frame>
        <draw:frame draw:style-name="gr2" draw:text-style-name="P1" draw:layer="layout" svg:width="12.637cm" svg:height="7.344cm" svg:x="2.251cm" svg:y="18.7cm">
          <draw:image xlink:href="Pictures/10000000000002550000015B46296AC8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2" draw:text-style-name="P1" draw:layer="layout" svg:width="12.107cm" svg:height="11.388cm" svg:x="5.993cm" svg:y="1.5cm">
          <draw:image xlink:href="Pictures/100000000000023C0000021A3199F6F8.png" xlink:type="simple" xlink:show="embed" xlink:actuate="onLoad">
            <text:p/>
          </draw:image>
        </draw:frame>
        <draw:frame draw:style-name="gr1" draw:layer="layout" svg:width="4.1cm" svg:height="1.673cm" svg:x="1.1cm" svg:y="1.201cm">
          <draw:text-box>
            <text:p>Exemplo 05</text:p>
            <text:p/>
          </draw:text-box>
        </draw:frame>
        <draw:frame draw:style-name="gr2" draw:text-style-name="P1" draw:layer="layout" svg:width="12.15cm" svg:height="6.921cm" svg:x="6.6cm" svg:y="14.1cm">
          <draw:image xlink:href="Pictures/100000000000023E00000147A16DAE22.png" xlink:type="simple" xlink:show="embed" xlink:actuate="onLoad">
            <text:p/>
          </draw:image>
        </draw:frame>
        <draw:frame draw:style-name="gr1" draw:layer="layout" svg:width="4.1cm" svg:height="1.673cm" svg:x="1.2cm" svg:y="13.3cm">
          <draw:text-box>
            <text:p>Exemplo 06</text:p>
            <text:p/>
          </draw:text-box>
        </draw:frame>
        <draw:frame draw:style-name="gr2" draw:text-style-name="P1" draw:layer="layout" svg:width="13.102cm" svg:height="3.873cm" svg:x="5cm" svg:y="22.427cm">
          <draw:image xlink:href="Pictures/100000000000026B000000B7847E5984.png" xlink:type="simple" xlink:show="embed" xlink:actuate="onLoad">
            <text:p/>
          </draw:image>
        </draw:frame>
        <draw:frame draw:style-name="gr1" draw:layer="layout" svg:width="4.1cm" svg:height="1.673cm" svg:x="1.5cm" svg:y="21.1cm">
          <draw:text-box>
            <text:p>Exemplo 07</text:p>
            <text:p/>
          </draw:text-box>
        </draw:frame>
      </draw:page>
      <draw:page draw:name="page4" draw:style-name="dp1" draw:master-page-name="Padrão">
        <draw:frame draw:style-name="gr2" draw:text-style-name="P1" draw:layer="layout" svg:width="12.51cm" svg:height="5.884cm" svg:x="6.19cm" svg:y="1.316cm">
          <draw:image xlink:href="Pictures/100000000000024F000001165FBEDD52.png" xlink:type="simple" xlink:show="embed" xlink:actuate="onLoad">
            <text:p/>
          </draw:image>
        </draw:frame>
        <draw:frame draw:style-name="gr2" draw:text-style-name="P1" draw:layer="layout" svg:width="10.139cm" svg:height="4.508cm" svg:x="6.461cm" svg:y="6.9cm">
          <draw:image xlink:href="Pictures/10000000000001DF000000D55A397AD1.png" xlink:type="simple" xlink:show="embed" xlink:actuate="onLoad">
            <text:p/>
          </draw:image>
        </draw:frame>
        <draw:frame draw:style-name="gr2" draw:text-style-name="P1" draw:layer="layout" svg:width="11.917cm" svg:height="15.494cm" svg:x="5.783cm" svg:y="12.6cm">
          <draw:image xlink:href="Pictures/1000000000000233000002DC4F64721C.png" xlink:type="simple" xlink:show="embed" xlink:actuate="onLoad">
            <text:p/>
          </draw:image>
        </draw:frame>
        <draw:frame draw:style-name="gr1" draw:layer="layout" svg:width="4.1cm" svg:height="1.673cm" svg:x="1.1cm" svg:y="1.202cm">
          <draw:text-box>
            <text:p>Exemplo 07</text:p>
            <text:p/>
          </draw:text-box>
        </draw:frame>
        <draw:frame draw:style-name="gr1" draw:layer="layout" svg:width="4.1cm" svg:height="1.673cm" svg:x="1.2cm" svg:y="12.6cm">
          <draw:text-box>
            <text:p>Exemplo 08</text:p>
            <text:p/>
          </draw:text-box>
        </draw:frame>
      </draw:page>
      <draw:page draw:name="page5" draw:style-name="dp1" draw:master-page-name="Padrão">
        <draw:frame draw:style-name="gr2" draw:text-style-name="P1" draw:layer="layout" svg:width="11.875cm" svg:height="8.847cm" svg:x="7.3cm" svg:y="1.6cm">
          <draw:image xlink:href="Pictures/1000000000000231000001A24DE9FDDF.png" xlink:type="simple" xlink:show="embed" xlink:actuate="onLoad">
            <text:p/>
          </draw:image>
        </draw:frame>
        <draw:frame draw:style-name="gr1" draw:layer="layout" svg:width="4.1cm" svg:height="1.673cm" svg:x="1.1cm" svg:y="1.203cm">
          <draw:text-box>
            <text:p>Exemplo 10</text:p>
            <text:p/>
          </draw:text-box>
        </draw:frame>
        <draw:frame draw:style-name="gr2" draw:text-style-name="P1" draw:layer="layout" svg:width="11.853cm" svg:height="1.438cm" svg:x="7.647cm" svg:y="10.362cm">
          <draw:image xlink:href="Pictures/1000000000000230000000441655D002.png" xlink:type="simple" xlink:show="embed" xlink:actuate="onLoad">
            <text:p/>
          </draw:image>
        </draw:frame>
        <draw:frame draw:style-name="gr2" draw:text-style-name="P1" draw:layer="layout" svg:width="13.272cm" svg:height="5.439cm" svg:x="5.828cm" svg:y="13.3cm">
          <draw:image xlink:href="Pictures/100000000000027300000101A5ECFF97.png" xlink:type="simple" xlink:show="embed" xlink:actuate="onLoad">
            <text:p/>
          </draw:image>
        </draw:frame>
        <draw:frame draw:style-name="gr2" draw:text-style-name="P1" draw:layer="layout" svg:width="13.123cm" svg:height="7.471cm" svg:x="5.977cm" svg:y="18.9cm">
          <draw:image xlink:href="Pictures/100000000000026C0000016104ED3EFC.png" xlink:type="simple" xlink:show="embed" xlink:actuate="onLoad">
            <text:p/>
          </draw:image>
        </draw:frame>
        <draw:frame draw:style-name="gr1" draw:layer="layout" svg:width="4.1cm" svg:height="1.673cm" svg:x="1.2cm" svg:y="13.627cm">
          <draw:text-box>
            <text:p>Exemplo 11</text:p>
            <text:p/>
          </draw:text-box>
        </draw:frame>
      </draw:page>
      <draw:page draw:name="page6" draw:style-name="dp1" draw:master-page-name="Padrão">
        <draw:frame draw:style-name="gr2" draw:text-style-name="P1" draw:layer="layout" svg:width="11.07cm" svg:height="2.709cm" svg:x="6.6cm" svg:y="6.491cm">
          <draw:image xlink:href="Pictures/100000000000020B00000080E74FE3B8.png" xlink:type="simple" xlink:show="embed" xlink:actuate="onLoad">
            <text:p/>
          </draw:image>
        </draw:frame>
        <draw:frame draw:style-name="gr2" draw:text-style-name="P1" draw:layer="layout" svg:width="10.626cm" svg:height="4.106cm" svg:x="6.8cm" svg:y="2.294cm">
          <draw:image xlink:href="Pictures/10000000000001F6000000C2BB302EB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04:48:03.530523192</meta:creation-date>
    <dc:date>2014-04-11T05:15:57.001043058</dc:date>
    <meta:editing-duration>PT21M34S</meta:editing-duration>
    <meta:editing-cycles>3</meta:editing-cycles>
    <meta:generator>LibreOffice/4.1.3.2$Linux_X86_64 LibreOffice_project/410m0$Build-2</meta:generator>
    <meta:document-statistic meta:object-count="29"/>
  </office:meta>
</office:document-meta>
</file>